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1100000457CC09B6F109906E07.png" manifest:media-type="image/png"/>
  <manifest:file-entry manifest:full-path="Pictures/100002010000031100000457D2AB87E00E1A630B.png" manifest:media-type="image/png"/>
  <manifest:file-entry manifest:full-path="Pictures/100002010000031100000457B27C902B11B1634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c1c1c" fo:font-size="28pt" fo:font-weight="bold" officeooo:rsid="001ddd80" officeooo:paragraph-rsid="001ddd80" style:font-size-asian="28pt" style:font-weight-asian="bold" style:font-size-complex="28pt" style:font-weight-complex="bold"/>
    </style:style>
    <style:style style:name="P2" style:family="paragraph" style:parent-style-name="Standard">
      <style:text-properties officeooo:rsid="001213e4" officeooo:paragraph-rsid="001727d5"/>
    </style:style>
    <style:style style:name="P3" style:family="paragraph" style:parent-style-name="Standard">
      <style:text-properties officeooo:paragraph-rsid="001727d5"/>
    </style:style>
    <style:style style:name="P4" style:family="paragraph" style:parent-style-name="Footer">
      <style:paragraph-properties fo:text-align="end" style:justify-single-word="false"/>
      <style:text-properties fo:color="#005073" fo:font-size="18pt" officeooo:rsid="000eeeaa" officeooo:paragraph-rsid="000eeeaa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fond-portrait" xlink:href="Pictures/100002010000031100000457D2AB87E00E1A630B.png" xlink:type="simple" xlink:show="embed" xlink:actuate="onLoad"/>
    <draw:fill-image draw:name="fond-portrait-30" xlink:href="Pictures/100002010000031100000457B27C902B11B1634B.png" xlink:type="simple" xlink:show="embed" xlink:actuate="onLoad"/>
    <draw:fill-image draw:name="fond-portrait-40" xlink:href="Pictures/100002010000031100000457CC09B6F109906E07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1c1c1c" fo:font-size="28pt" fo:font-weight="bold" officeooo:rsid="001ddd80" officeooo:paragraph-rsid="001ddd80" style:font-size-asian="28pt" style:font-weight-asian="bold" style:font-size-complex="28pt" style:font-weight-complex="bold"/>
    </style:style>
    <style:style style:name="MP2" style:family="paragraph" style:parent-style-name="Footer">
      <style:paragraph-properties fo:text-align="end" style:justify-single-word="false"/>
      <style:text-properties fo:color="#005073" fo:font-size="18pt" officeooo:rsid="000eeeaa" officeooo:paragraph-rsid="000eeeaa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fond-portrait-30" draw:fill-image-width="0cm" draw:fill-image-height="0cm" style:repeat="stretch" draw:fill-image-ref-point-x="0%" draw:fill-image-ref-point-y="0%" draw:fill-image-ref-point="top" draw:tile-repeat-offset="0% vertical" style:footnote-max-height="0cm">
        <style:background-image xlink:href="Pictures/100002010000031100000457B27C902B11B1634B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.199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Lycée</text:span> <text:span text:style-name="MT2">J</text:span>ay <text:span text:style-name="MT1">de</text:span> <text:span text:style-name="MT2">B</text:span>eaufor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2T22:44:07.178578075</meta:creation-date>
    <dc:date>2021-02-04T16:34:27.642475156</dc:date>
    <meta:editing-duration>PT1H27M26S</meta:editing-duration>
    <meta:editing-cycles>14</meta:editing-cycles>
    <meta:generator>LibreOffice/6.1.5.2$Linux_X86_64 LibreOffice_project/10$Build-2</meta:generator>
    <meta:document-statistic meta:table-count="0" meta:image-count="0" meta:object-count="0" meta:page-count="1" meta:paragraph-count="1" meta:word-count="4" meta:character-count="21" meta:non-whitespace-character-count="18"/>
  </office:meta>
</office:document-meta>
</file>